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d065" officeooo:paragraph-rsid="0005d065"/>
    </style:style>
    <style:style style:name="P2" style:family="paragraph" style:parent-style-name="Standard">
      <style:text-properties officeooo:rsid="0007cf84" officeooo:paragraph-rsid="0007cf84"/>
    </style:style>
    <style:style style:name="P3" style:family="paragraph" style:parent-style-name="Standard">
      <style:text-properties officeooo:rsid="0009b796" officeooo:paragraph-rsid="0009b796"/>
    </style:style>
    <style:style style:name="P4" style:family="paragraph" style:parent-style-name="Standard">
      <style:text-properties officeooo:rsid="000b1ec3" officeooo:paragraph-rsid="000b1ec3"/>
    </style:style>
    <style:style style:name="P5" style:family="paragraph" style:parent-style-name="Standard">
      <style:text-properties officeooo:rsid="000f807b" officeooo:paragraph-rsid="000f807b"/>
    </style:style>
    <style:style style:name="T1" style:family="text">
      <style:text-properties officeooo:rsid="0009b796"/>
    </style:style>
    <style:style style:name="T2" style:family="text">
      <style:text-properties officeooo:rsid="000b1ec3"/>
    </style:style>
    <style:style style:name="T3" style:family="text">
      <style:text-properties officeooo:rsid="000c25dd"/>
    </style:style>
    <style:style style:name="T4" style:family="text">
      <style:text-properties officeooo:rsid="000ed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an and variance of K-fold cross validation.</text:p>
      <text:p text:style-name="P2">If we have K value to be too high, say a condition where each group has only 1 element, then we would not have enough training data to build a good predictive model. The consequence would be poor <text:span text:style-name="T1">generalization and would work well only for the validation set.</text:span></text:p>
      <text:p text:style-name="P3">If K was to be too low, there wouldn’t be enough cross validation <text:span text:style-name="T2">sets which would lead to overfitting.</text:span></text:p>
      <text:p text:style-name="P4">The ideal K would lie somewhere in between.</text:p>
      <text:p text:style-name="P4">To speak of the influence on mean and variance - </text:p>
      <text:p text:style-name="P4"><text:span text:style-name="T4">W</text:span>hen K is low, the variance would be high. </text:p>
      <text:p text:style-name="P4"><text:span text:style-name="T4">W</text:span>hen K is high, <text:span text:style-name="T3">the variance would be low as there is a higher probability of finding a training set from K-1, which is closer to the validation set.</text:span></text:p>
      <text:p text:style-name="P4"/>
      <text:p text:style-name="P4"/>
      <text:p text:style-name="P5">Figure out how to compute threshold from given data.</text:p>
      <text:p text:style-name="P5">The various sub-questions are variations of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2:52:39.276687106</meta:creation-date>
    <meta:generator>LibreOffice/6.2.6.2$Linux_X86_64 LibreOffice_project/20$Build-2</meta:generator>
    <dc:date>2019-08-29T14:53:17.048267218</dc:date>
    <meta:editing-duration>PT1H9M17S</meta:editing-duration>
    <meta:editing-cycles>6</meta:editing-cycles>
    <meta:document-statistic meta:table-count="0" meta:image-count="0" meta:object-count="0" meta:page-count="1" meta:paragraph-count="9" meta:word-count="147" meta:character-count="796" meta:non-whitespace-character-count="656"/>
  </office:meta>
</office:document-meta>
</file>